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1e6dd8"/>
    </style:style>
    <style:style style:name="P2" style:family="paragraph" style:parent-style-name="Standard">
      <style:text-properties officeooo:rsid="004431d2" officeooo:paragraph-rsid="001e6dd8"/>
    </style:style>
    <style:style style:name="P3" style:family="paragraph" style:parent-style-name="Standard">
      <style:text-properties fo:font-weight="bold" officeooo:rsid="001b68fd" officeooo:paragraph-rsid="00286e36" style:font-weight-asian="bold" style:font-weight-complex="bold"/>
    </style:style>
    <style:style style:name="P4" style:family="paragraph" style:parent-style-name="Standard">
      <style:text-properties fo:font-weight="bold" officeooo:paragraph-rsid="00286e36" style:font-weight-asian="bold" style:font-weight-complex="bold"/>
    </style:style>
    <style:style style:name="P5" style:family="paragraph" style:parent-style-name="Standard">
      <style:text-properties fo:font-weight="bold" officeooo:rsid="0026b2a1" officeooo:paragraph-rsid="0026cb5a" style:font-weight-asian="bold" style:font-weight-complex="bold"/>
    </style:style>
    <style:style style:name="P6" style:family="paragraph" style:parent-style-name="Standard">
      <style:text-properties fo:font-weight="bold" officeooo:rsid="0026b2a1" officeooo:paragraph-rsid="002b3a73" style:font-weight-asian="bold" style:font-weight-complex="bold"/>
    </style:style>
    <style:style style:name="P7" style:family="paragraph" style:parent-style-name="Standard">
      <style:text-properties fo:font-weight="bold" officeooo:rsid="002a3112" officeooo:paragraph-rsid="002a3112" style:font-weight-asian="bold" style:font-weight-complex="bold"/>
    </style:style>
    <style:style style:name="P8" style:family="paragraph" style:parent-style-name="Standard">
      <style:text-properties fo:font-weight="bold" officeooo:rsid="002bc253" officeooo:paragraph-rsid="002bc253" style:font-weight-asian="bold" style:font-weight-complex="bold"/>
    </style:style>
    <style:style style:name="P9" style:family="paragraph" style:parent-style-name="Standard">
      <style:text-properties fo:font-weight="bold" officeooo:rsid="002bc253" officeooo:paragraph-rsid="002c057d" style:font-weight-asian="bold" style:font-weight-complex="bold"/>
    </style:style>
    <style:style style:name="P10" style:family="paragraph" style:parent-style-name="Standard">
      <style:text-properties fo:font-weight="bold" officeooo:paragraph-rsid="0031bee9" style:font-weight-asian="bold" style:font-weight-complex="bold"/>
    </style:style>
    <style:style style:name="P11" style:family="paragraph" style:parent-style-name="Standard">
      <style:text-properties fo:font-weight="bold" officeooo:paragraph-rsid="0032e231" style:font-weight-asian="bold" style:font-weight-complex="bold"/>
    </style:style>
    <style:style style:name="P12" style:family="paragraph" style:parent-style-name="Standard">
      <style:text-properties fo:font-weight="bold" officeooo:rsid="0032e231" officeooo:paragraph-rsid="0032e231" style:font-weight-asian="bold" style:font-weight-complex="bold"/>
    </style:style>
    <style:style style:name="P13" style:family="paragraph" style:parent-style-name="Standard">
      <style:text-properties fo:font-weight="bold" officeooo:rsid="000ff54f" officeooo:paragraph-rsid="00286e36" fo:background-color="#fff200" style:font-weight-asian="bold" style:font-weight-complex="bold"/>
    </style:style>
    <style:style style:name="P14" style:family="paragraph" style:parent-style-name="Standard">
      <style:text-properties fo:font-weight="bold" officeooo:rsid="002d31a3" officeooo:paragraph-rsid="002d31a3" fo:background-color="#fff200" style:font-weight-asian="bold" style:font-weight-complex="bold"/>
    </style:style>
    <style:style style:name="P15" style:family="paragraph" style:parent-style-name="Standard">
      <style:text-properties fo:font-size="13pt" fo:font-weight="bold" officeooo:rsid="00120be3" officeooo:paragraph-rsid="00286e36" fo:background-color="#fff200" style:font-size-asian="13pt" style:font-weight-asian="bold" style:font-size-complex="13pt" style:font-weight-complex="bold"/>
    </style:style>
    <style:style style:name="P16" style:family="paragraph" style:parent-style-name="Standard">
      <style:text-properties fo:font-size="13pt" fo:font-weight="bold" officeooo:paragraph-rsid="00286e36" fo:background-color="#fff200" style:font-size-asian="13pt" style:font-weight-asian="bold" style:font-size-complex="13pt" style:font-weight-complex="bold"/>
    </style:style>
    <style:style style:name="P17" style:family="paragraph" style:parent-style-name="Standard">
      <style:text-properties fo:font-size="13pt" fo:font-weight="bold" officeooo:rsid="003cf0bb" officeooo:paragraph-rsid="003cf0bb" fo:background-color="#fff200" style:font-size-asian="13pt" style:font-weight-asian="bold" style:font-size-complex="13pt" style:font-weight-complex="bold"/>
    </style:style>
    <style:style style:name="P18" style:family="paragraph" style:parent-style-name="Standard">
      <style:text-properties fo:font-size="13pt" fo:font-weight="bold" officeooo:rsid="000a17bc" officeooo:paragraph-rsid="00286e36" style:font-size-asian="13pt" style:font-weight-asian="bold" style:font-size-complex="13pt" style:font-weight-complex="bold"/>
    </style:style>
    <style:style style:name="P19" style:family="paragraph" style:parent-style-name="Standard">
      <style:text-properties fo:font-size="13pt" fo:font-weight="bold" officeooo:rsid="000a17bc" officeooo:paragraph-rsid="00354a9e" style:font-size-asian="13pt" style:font-weight-asian="bold" style:font-size-complex="13pt" style:font-weight-complex="bold"/>
    </style:style>
    <style:style style:name="P20" style:family="paragraph" style:parent-style-name="Standard">
      <style:text-properties fo:font-size="13pt" fo:font-weight="bold" officeooo:rsid="00354a9e" officeooo:paragraph-rsid="00354a9e" style:font-size-asian="13pt" style:font-weight-asian="bold" style:font-size-complex="13pt" style:font-weight-complex="bold"/>
    </style:style>
    <style:style style:name="P21" style:family="paragraph" style:parent-style-name="Standard">
      <style:text-properties fo:font-size="13pt" fo:font-weight="normal" officeooo:rsid="000a17bc" officeooo:paragraph-rsid="00286e36" style:font-size-asian="13pt" style:font-weight-asian="normal" style:font-size-complex="13pt" style:font-weight-complex="normal"/>
    </style:style>
    <style:style style:name="P22" style:family="paragraph" style:parent-style-name="Standard">
      <style:text-properties fo:font-size="13pt" fo:font-weight="normal" officeooo:rsid="000a17bc" officeooo:paragraph-rsid="00354a9e" style:font-size-asian="13pt" style:font-weight-asian="normal" style:font-size-complex="13pt" style:font-weight-complex="normal"/>
    </style:style>
    <style:style style:name="P23" style:family="paragraph" style:parent-style-name="Standard">
      <style:text-properties officeooo:rsid="000e1451" officeooo:paragraph-rsid="00286e36" fo:background-color="#fff200"/>
    </style:style>
    <style:style style:name="P24" style:family="paragraph" style:parent-style-name="Standard">
      <style:text-properties officeooo:paragraph-rsid="00286e36" fo:background-color="#fff200"/>
    </style:style>
    <style:style style:name="P25" style:family="paragraph" style:parent-style-name="Standard">
      <style:text-properties officeooo:rsid="000ff54f" officeooo:paragraph-rsid="00286e36"/>
    </style:style>
    <style:style style:name="P26" style:family="paragraph" style:parent-style-name="Standard">
      <style:text-properties style:font-name="Liberation Serif" fo:font-weight="normal" officeooo:paragraph-rsid="00286e36" fo:background-color="#fff200" style:font-weight-asian="normal" style:font-weight-complex="normal"/>
    </style:style>
    <style:style style:name="P27" style:family="paragraph" style:parent-style-name="Standard">
      <style:text-properties fo:font-weight="normal" officeooo:rsid="002bc253" officeooo:paragraph-rsid="002c057d" style:font-weight-asian="normal" style:font-weight-complex="normal"/>
    </style:style>
    <style:style style:name="P28" style:family="paragraph" style:parent-style-name="Standard">
      <style:text-properties fo:font-weight="normal" officeooo:rsid="002bc253" officeooo:paragraph-rsid="002bc253" style:font-weight-asian="normal" style:font-weight-complex="normal"/>
    </style:style>
    <style:style style:name="P29" style:family="paragraph" style:parent-style-name="Standard">
      <style:text-properties fo:font-weight="normal" officeooo:rsid="002bc253" officeooo:paragraph-rsid="002d31a3" style:font-weight-asian="normal" style:font-weight-complex="normal"/>
    </style:style>
    <style:style style:name="P30" style:family="paragraph" style:parent-style-name="Standard">
      <style:text-properties officeooo:paragraph-rsid="001e6dd8"/>
    </style:style>
    <style:style style:name="P31" style:family="paragraph" style:parent-style-name="Standard">
      <style:text-properties officeooo:paragraph-rsid="001fc997"/>
    </style:style>
    <style:style style:name="P32" style:family="paragraph" style:parent-style-name="Standard">
      <style:text-properties officeooo:rsid="0026b2a1" officeooo:paragraph-rsid="0026b2a1"/>
    </style:style>
    <style:style style:name="P33" style:family="paragraph" style:parent-style-name="Standard">
      <style:text-properties officeooo:rsid="0026b2a1" officeooo:paragraph-rsid="0026cb5a"/>
    </style:style>
    <style:style style:name="P34" style:family="paragraph" style:parent-style-name="Standard">
      <style:paragraph-properties fo:text-align="center" style:justify-single-word="false"/>
      <style:text-properties officeooo:rsid="0026b2a1" officeooo:paragraph-rsid="0026b2a1"/>
    </style:style>
    <style:style style:name="P35" style:family="paragraph" style:parent-style-name="Standard">
      <style:text-properties officeooo:paragraph-rsid="0026cb5a"/>
    </style:style>
    <style:style style:name="P36" style:family="paragraph" style:parent-style-name="Standard">
      <style:text-properties officeooo:paragraph-rsid="00286e36"/>
    </style:style>
    <style:style style:name="P37" style:family="paragraph" style:parent-style-name="Standard">
      <style:paragraph-properties fo:text-align="center" style:justify-single-word="false"/>
      <style:text-properties officeooo:paragraph-rsid="00286e36"/>
    </style:style>
    <style:style style:name="P38" style:family="paragraph" style:parent-style-name="Standard">
      <style:text-properties officeooo:rsid="002a3112" officeooo:paragraph-rsid="002a3112"/>
    </style:style>
    <style:style style:name="P39" style:family="paragraph" style:parent-style-name="Standard">
      <style:text-properties officeooo:rsid="002ee359" officeooo:paragraph-rsid="002ee359"/>
    </style:style>
    <style:style style:name="P40" style:family="paragraph" style:parent-style-name="Standard">
      <style:text-properties officeooo:paragraph-rsid="0031bee9"/>
    </style:style>
    <style:style style:name="P41" style:family="paragraph" style:parent-style-name="Text_20_body">
      <style:text-properties officeooo:paragraph-rsid="001e6dd8"/>
    </style:style>
    <style:style style:name="P42" style:family="paragraph" style:parent-style-name="Text_20_body" style:list-style-name="L1">
      <style:paragraph-properties fo:margin-top="0cm" fo:margin-bottom="0cm" loext:contextual-spacing="false"/>
      <style:text-properties officeooo:paragraph-rsid="001e6dd8"/>
    </style:style>
    <style:style style:name="P4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officeooo:rsid="00486f29"/>
    </style:style>
    <style:style style:name="T2" style:family="text">
      <style:text-properties officeooo:rsid="004431d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2065f" style:font-weight-asian="bold" style:font-weight-complex="bold"/>
    </style:style>
    <style:style style:name="T6" style:family="text">
      <style:text-properties fo:font-weight="bold" officeooo:rsid="000a137a" style:font-weight-asian="bold" style:font-weight-complex="bold"/>
    </style:style>
    <style:style style:name="T7" style:family="text">
      <style:text-properties fo:font-weight="bold" officeooo:rsid="00073bdb" style:font-weight-asian="bold" style:font-weight-complex="bold"/>
    </style:style>
    <style:style style:name="T8" style:family="text">
      <style:text-properties fo:font-weight="bold" officeooo:rsid="0008b23b" style:font-weight-asian="bold" style:font-weight-complex="bold"/>
    </style:style>
    <style:style style:name="T9" style:family="text">
      <style:text-properties fo:font-weight="bold" officeooo:rsid="000a17bc" style:font-weight-asian="bold" style:font-weight-complex="bold"/>
    </style:style>
    <style:style style:name="T10" style:family="text">
      <style:text-properties fo:font-weight="bold" officeooo:rsid="000e2272" style:font-weight-asian="bold" style:font-weight-complex="bold"/>
    </style:style>
    <style:style style:name="T11" style:family="text">
      <style:text-properties fo:font-weight="bold" officeooo:rsid="000ff54f" style:font-weight-asian="bold" style:font-weight-complex="bold"/>
    </style:style>
    <style:style style:name="T12" style:family="text">
      <style:text-properties fo:font-weight="bold" officeooo:rsid="0009c559" style:font-weight-asian="bold" style:font-weight-complex="bold"/>
    </style:style>
    <style:style style:name="T13" style:family="text">
      <style:text-properties fo:font-weight="bold" officeooo:rsid="000e1451" style:font-weight-asian="bold" style:font-weight-complex="bold"/>
    </style:style>
    <style:style style:name="T14" style:family="text">
      <style:text-properties fo:font-weight="bold" officeooo:rsid="00120be3" style:font-weight-asian="bold" style:font-weight-complex="bold"/>
    </style:style>
    <style:style style:name="T15" style:family="text">
      <style:text-properties fo:font-weight="bold" officeooo:rsid="001b68fd" style:font-weight-asian="bold" style:font-weight-complex="bold"/>
    </style:style>
    <style:style style:name="T16" style:family="text">
      <style:text-properties fo:font-weight="bold" officeooo:rsid="0014e3b5" style:font-weight-asian="bold" style:font-weight-complex="bold"/>
    </style:style>
    <style:style style:name="T17" style:family="text">
      <style:text-properties fo:font-weight="bold" officeooo:rsid="00181183" style:font-weight-asian="bold" style:font-weight-complex="bold"/>
    </style:style>
    <style:style style:name="T18" style:family="text">
      <style:text-properties fo:font-weight="bold" officeooo:rsid="001f67cb" style:font-weight-asian="bold" style:font-weight-complex="bold"/>
    </style:style>
    <style:style style:name="T19" style:family="text">
      <style:text-properties fo:font-weight="bold" officeooo:rsid="004431d2" style:font-weight-asian="bold" style:font-weight-complex="bold"/>
    </style:style>
    <style:style style:name="T20" style:family="text">
      <style:text-properties fo:font-weight="bold" officeooo:rsid="0028d674" style:font-weight-asian="bold" style:font-weight-complex="bold"/>
    </style:style>
    <style:style style:name="T21" style:family="text">
      <style:text-properties fo:font-weight="bold" officeooo:rsid="0026cb5a" style:font-weight-asian="bold" style:font-weight-complex="bold"/>
    </style:style>
    <style:style style:name="T22" style:family="text">
      <style:text-properties fo:font-weight="bold" officeooo:rsid="002a3112" style:font-weight-asian="bold" style:font-weight-complex="bold"/>
    </style:style>
    <style:style style:name="T23" style:family="text">
      <style:text-properties fo:font-weight="bold" officeooo:rsid="002b3a73" style:font-weight-asian="bold" style:font-weight-complex="bold"/>
    </style:style>
    <style:style style:name="T24" style:family="text">
      <style:text-properties fo:font-weight="bold" officeooo:rsid="002b5ec7" style:font-weight-asian="bold" style:font-weight-complex="bold"/>
    </style:style>
    <style:style style:name="T25" style:family="text">
      <style:text-properties fo:font-weight="bold" officeooo:rsid="0030aa98" style:font-weight-asian="bold" style:font-weight-complex="bold"/>
    </style:style>
    <style:style style:name="T26" style:family="text">
      <style:text-properties fo:font-weight="bold" fo:background-color="#fff200" loext:char-shading-value="0" style:font-weight-asian="bold" style:font-weight-complex="bold"/>
    </style:style>
    <style:style style:name="T27" style:family="text">
      <style:text-properties fo:font-weight="bold" officeooo:rsid="0008b23b" fo:background-color="#fff200" loext:char-shading-value="0" style:font-weight-asian="bold" style:font-weight-complex="bold"/>
    </style:style>
    <style:style style:name="T28" style:family="text">
      <style:text-properties fo:font-weight="bold" officeooo:rsid="000a17bc" fo:background-color="#fff200" loext:char-shading-value="0" style:font-weight-asian="bold" style:font-weight-complex="bold"/>
    </style:style>
    <style:style style:name="T29" style:family="text">
      <style:text-properties fo:font-weight="bold" officeooo:rsid="00398d31" fo:background-color="#fff200" loext:char-shading-value="0" style:font-weight-asian="bold" style:font-weight-complex="bold"/>
    </style:style>
    <style:style style:name="T30" style:family="text">
      <style:text-properties fo:font-style="italic"/>
    </style:style>
    <style:style style:name="T31" style:family="text">
      <style:text-properties fo:font-style="italic" officeooo:rsid="004431d2"/>
    </style:style>
    <style:style style:name="T32" style:family="text">
      <style:text-properties fo:color="#000000" style:text-underline-style="none" fo:font-weight="normal" style:font-weight-asian="normal" style:font-weight-complex="normal"/>
    </style:style>
    <style:style style:name="T33" style:family="text">
      <style:text-properties officeooo:rsid="0044a8e0"/>
    </style:style>
    <style:style style:name="T34" style:family="text">
      <style:text-properties officeooo:rsid="003fb7f6"/>
    </style:style>
    <style:style style:name="T35" style:family="text">
      <style:text-properties officeooo:rsid="0022065f"/>
    </style:style>
    <style:style style:name="T36" style:family="text">
      <style:text-properties officeooo:rsid="000a137a"/>
    </style:style>
    <style:style style:name="T37" style:family="text">
      <style:text-properties officeooo:rsid="00073bdb"/>
    </style:style>
    <style:style style:name="T38" style:family="text">
      <style:text-properties officeooo:rsid="0008b23b"/>
    </style:style>
    <style:style style:name="T39" style:family="text">
      <style:text-properties fo:background-color="#fff200" loext:char-shading-value="0"/>
    </style:style>
    <style:style style:name="T40" style:family="text">
      <style:text-properties officeooo:rsid="000a17bc"/>
    </style:style>
    <style:style style:name="T41" style:family="text">
      <style:text-properties officeooo:rsid="000e2272"/>
    </style:style>
    <style:style style:name="T42" style:family="text">
      <style:text-properties officeooo:rsid="000ff54f"/>
    </style:style>
    <style:style style:name="T43" style:family="text">
      <style:text-properties officeooo:rsid="0009c559"/>
    </style:style>
    <style:style style:name="T44" style:family="text">
      <style:text-properties officeooo:rsid="000b56e7"/>
    </style:style>
    <style:style style:name="T45" style:family="text">
      <style:text-properties officeooo:rsid="000c0f8e"/>
    </style:style>
    <style:style style:name="T46" style:family="text">
      <style:text-properties officeooo:rsid="000e1451"/>
    </style:style>
    <style:style style:name="T47" style:family="text">
      <style:text-properties officeooo:rsid="00120be3"/>
    </style:style>
    <style:style style:name="T48" style:family="text">
      <style:text-properties officeooo:rsid="0014e3b5"/>
    </style:style>
    <style:style style:name="T49" style:family="text">
      <style:text-properties officeooo:rsid="001b68fd"/>
    </style:style>
    <style:style style:name="T50" style:family="text">
      <style:text-properties officeooo:rsid="00181183"/>
    </style:style>
    <style:style style:name="T51" style:family="text">
      <style:text-properties fo:font-weight="normal" style:font-weight-asian="normal" style:font-weight-complex="normal"/>
    </style:style>
    <style:style style:name="T52" style:family="text">
      <style:text-properties fo:font-weight="normal" officeooo:rsid="002b3a73" style:font-weight-asian="normal" style:font-weight-complex="normal"/>
    </style:style>
    <style:style style:name="T53" style:family="text">
      <style:text-properties fo:font-weight="normal" officeooo:rsid="002b5ec7" style:font-weight-asian="normal" style:font-weight-complex="normal"/>
    </style:style>
    <style:style style:name="T54" style:family="text">
      <style:text-properties fo:font-weight="normal" officeooo:rsid="0032e231" style:font-weight-asian="normal" style:font-weight-complex="normal"/>
    </style:style>
    <style:style style:name="T55" style:family="text">
      <style:text-properties officeooo:rsid="001e6dd8"/>
    </style:style>
    <style:style style:name="T56" style:family="text">
      <style:text-properties officeooo:rsid="001fc997"/>
    </style:style>
    <style:style style:name="T57" style:family="text">
      <style:text-properties officeooo:rsid="0026cb5a"/>
    </style:style>
    <style:style style:name="T58" style:family="text">
      <style:text-properties officeooo:rsid="002a3112"/>
    </style:style>
    <style:style style:name="T59" style:family="text">
      <style:text-properties officeooo:rsid="002b3a73"/>
    </style:style>
    <style:style style:name="T60" style:family="text">
      <style:text-properties officeooo:rsid="002bc253"/>
    </style:style>
    <style:style style:name="T61" style:family="text">
      <style:text-properties officeooo:rsid="002c057d"/>
    </style:style>
    <style:style style:name="T62" style:family="text">
      <style:text-properties officeooo:rsid="002d31a3"/>
    </style:style>
    <style:style style:name="T63" style:family="text">
      <style:text-properties officeooo:rsid="0031bee9"/>
    </style:style>
    <style:style style:name="T64" style:family="text">
      <style:text-properties style:text-underline-style="solid" style:text-underline-width="auto" style:text-underline-color="font-color" officeooo:rsid="00120be3"/>
    </style:style>
    <style:style style:name="T65" style:family="text">
      <style:text-properties style:text-underline-style="solid" style:text-underline-width="auto" style:text-underline-color="font-color" officeooo:rsid="00354a9e"/>
    </style:style>
    <style:style style:name="T66" style:family="text">
      <style:text-properties officeooo:rsid="0032e231"/>
    </style:style>
    <style:style style:name="T67" style:family="text">
      <style:text-properties officeooo:rsid="00354a9e"/>
    </style:style>
    <style:style style:name="T68" style:family="text">
      <style:text-properties style:text-underline-style="solid" style:text-underline-type="double" style:text-underline-width="auto" style:text-underline-color="font-color" officeooo:rsid="00354a9e"/>
    </style:style>
    <style:style style:name="T69" style:family="text">
      <style:text-properties style:text-underline-style="none" officeooo:rsid="00354a9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4">Bluetooth</text:span>:Bluetooth is a wireless technology which is used to connect the short range devices and used to exchange data between them.</text:p>
      <text:p text:style-name="P30"><text:tab/> <text:s/>To know howthe data Exchange internally we used know the term D-BUS which used as the path between devices to process data</text:p>
      <text:p text:style-name="P30"/>
      <text:p text:style-name="P30">D-BUS : It is a software technology which is interact with the Bluez software which consists of the predefined system calls used to communicate between the devices.</text:p>
      <text:p text:style-name="P30"><text:tab/>Here D-bus is a low-level IPC Protocol.Full form D-bus is Desktop Bus.</text:p>
      <text:p text:style-name="P30"/>
      <text:p text:style-name="P30"><text:tab/>D-bus consists of majorly two types of buses SYSTEM BUS AND SESSION BUS.</text:p>
      <text:p text:style-name="P30"><text:tab/></text:p>
      <text:p text:style-name="P35"><text:tab/><text:span text:style-name="T4">SYSTEM BUS : </text:span>A "system bus" for notifications from the system to user sessions, and to allow the system to request input from user sessions. We also <text:span text:style-name="T1">have to</text:span> know about the <text:span text:style-name="T4">BLUETOOTH STACK</text:span>.</text:p>
      <text:p text:style-name="P30"/>
      <text:p text:style-name="P30"><text:span text:style-name="T19">BLUETOOTH STACK</text:span><text:span text:style-name="T2">:</text:span>A <text:span text:style-name="T3">Bluetooth stack</text:span> is <text:span text:style-name="T2">software </text:span>that is an <text:span text:style-name="T2">implementation of the Bluetooth Protocal stack.</text:span></text:p>
      <text:p text:style-name="P41"><text:span text:style-name="T2">Bluetooth </text:span>stacks can be roughly divided into two distinct categories: </text:p>
      <text:list xml:id="list2899337582" text:style-name="L1">
        <text:list-item>
          <text:p text:style-name="P42"><text:span text:style-name="T30">General-purpose</text:span> implementations that are written with emphasis on feature-richness and flexibility, usually for desktop <text:span text:style-name="T2">computers.</text:span> Support for additional <text:span text:style-name="T2">Bluetooth profiles </text:span>can typically be added through <text:span text:style-name="T2">drivers.</text:span> </text:p>
        </text:list-item>
        <text:list-item>
          <text:p text:style-name="P1"><text:span text:style-name="T31">Embedded</text:span> implementations intended for use in devices where resources are limited and demands are lower, such as Bluetooth <text:a xlink:type="simple" xlink:href="https://en.wikipedia.org/wiki/Peripheral_device" text:style-name="Internet_20_link" text:visited-style-name="Visited_20_Internet_20_Link"><text:span text:style-name="T32">peripheral devices</text:span></text:a>.</text:p>
        </text:list-item>
      </text:list>
      <text:p text:style-name="P30"/>
      <text:p text:style-name="P2">Mainly we are using the General-purpopse implentation of Bluez which comes under Linux <text:span text:style-name="T33">software</text:span> to<text:span text:style-name="T33">o</text:span>ls.<text:span text:style-name="T1">The services which we want to use has to be registered on the Bluez through the system bus.We have to establish the connection on the system bus through the middleware where the function call happen that are developed by the developer <text:s/>on the bases of their requirements.</text:span></text:p>
      <text:p text:style-name="P2"/>
      <text:p text:style-name="P30"><text:span text:style-name="T55">Middleware also playes important role in this process of connection of bluetooth.</text:span></text:p>
      <text:p text:style-name="P31"><text:span text:style-name="T56">Middleware is nothing but services which have registered on the system bus <text:s/>the source file of the services are present in it.</text:span></text:p>
      <text:p text:style-name="P31"/>
      <text:p text:style-name="P32">Session Bus:It is also same like system but it cannot registered the services.The services which are registered on the system bus are displayed at the session <text:s/>bus through the middleware.Here only for one login one session runs.</text:p>
      <text:p text:style-name="P32"/>
      <text:p text:style-name="P34"><text:span text:style-name="T4">******</text:span><text:span text:style-name="T20">Before Adapter Powered ON*******</text:span></text:p>
      <text:p text:style-name="P32"/>
      <text:p text:style-name="P33">When the <text:span text:style-name="T57">System is </text:span><text:span text:style-name="T21">“Turned on”</text:span><text:span text:style-name="T57"> the Adapter present in the System triggers <text:s/>the devices registered on the system bus and their propertries are displayed.</text:span></text:p>
      <text:p text:style-name="P33"/>
      <text:p text:style-name="P38">The Connection Establishes at the D-bus and registers <text:span text:style-name="T4">path :org.bluez</text:span></text:p>
      <text:p text:style-name="P38"><text:span text:style-name="T4"/></text:p>
      <text:p text:style-name="P7">At System Bus :<text:span text:style-name="T52">Automatically path is created whenever the system is</text:span><text:span text:style-name="T59"> “powered on” </text:span><text:span text:style-name="T52">for the below</text:span></text:p>
      <text:p text:style-name="P6"><text:span text:style-name="T52"/></text:p>
      <text:p text:style-name="P5">path : <text:s/>/afl/middleware/bluetooth.</text:p>
      <text:p text:style-name="P5"><text:span text:style-name="T58">p</text:span>ath : <text:s/>/afl/middleware/bluetoothAgent.</text:p>
      <text:p text:style-name="P5"/>
      <text:p text:style-name="P5"><text:soft-page-break/><text:span text:style-name="T60">I</text:span>nterface=org.freedesktop.DBus.ObjectManager; <text:s/>member=GetManagedObjects.</text:p>
      <text:p text:style-name="P5"/>
      <text:p text:style-name="P8">The below are the properties displayed regarding the local device</text:p>
      <text:p text:style-name="P8"/>
      <text:p text:style-name="P29"><text:span text:style-name="T61">M</text:span>ethod call time=1674464018.098788 sender=:1.364 -&gt; destination=org.freedesktop.DBus serial=8 path=/org/freedesktop/DBus; interface=org.freedesktop.Dbus;</text:p>
      <text:p text:style-name="P29">member=AddMatch<text:span text:style-name="T62">(Add Function is requesting the below mentioned string as service)</text:span></text:p>
      <text:p text:style-name="P29"/>
      <text:p text:style-name="P27"><text:span text:style-name="T61">S</text:span>tring"type='signal',sender='org.bluez',path='/org/bluez',</text:p>
      <text:p text:style-name="P27">interface='org.freedesktop.Dbus.Properties',</text:p>
      <text:p text:style-name="P9"><text:span text:style-name="T51">member='PropertiesChanged',arg0='org.bluez.AgentManager1'"</text:span><text:span text:style-name="T61">(Method call Happened to to interface properties and at member function properties has to be changed)</text:span></text:p>
      <text:p text:style-name="P9"/>
      <text:p text:style-name="P28"><text:span text:style-name="T61">M</text:span>ethod return time=1674464018.098835 sender=org.freedesktop.DBus -&gt; destination=:1.364 serial=8 reply_serial=8</text:p>
      <text:p text:style-name="P8"/>
      <text:p text:style-name="P8"><text:span text:style-name="T51">signal time=1674464018.098854 sender=:1.364 -&gt; destination=(null destination) serial=9 path=/; interface=org.freedesktop.DBus.ObjectManager;</text:span> member=InterfacesAdded<text:span text:style-name="T62">(interfaceadded signal for memder function)</text:span></text:p>
      <text:p text:style-name="P8"/>
      <text:p text:style-name="P14">Likewise how many devices are present it will do method calls and method returns for the above </text:p>
      <text:p text:style-name="P8"/>
      <text:p text:style-name="P8">object path "/org/bluez/hci0/dev_F8_AC_65_00_85_38"</text:p>
      <text:p text:style-name="P5"><text:tab/><text:span text:style-name="T61">(</text:span></text:p>
      <text:p text:style-name="P33"><text:s/><text:tab/> <text:s text:c="7"/>string "Address"</text:p>
      <text:p text:style-name="P33"><text:s text:c="21"/>variant <text:s text:c="23"/>string "74:E5:F9:F6:2B:E6" <text:s text:c="16"/></text:p>
      <text:p text:style-name="P33"><text:s text:c="21"/>string "AddressType"</text:p>
      <text:p text:style-name="P33"><text:s text:c="21"/>variant <text:s text:c="24"/>string "public" <text:s text:c="14"/></text:p>
      <text:p text:style-name="P33"><text:s text:c="21"/>string "Name"</text:p>
      <text:p text:style-name="P33"><text:s text:c="21"/>variant <text:s text:c="24"/>string "ramakanth-Latitude-3480" <text:s text:c="14"/></text:p>
      <text:p text:style-name="P33"><text:s text:c="21"/>string "Alias"</text:p>
      <text:p text:style-name="P33"><text:s text:c="21"/>variant <text:s text:c="24"/>string " Ramakanth" <text:s text:c="16"/></text:p>
      <text:p text:style-name="P33"><text:s text:c="21"/>string "Class"</text:p>
      <text:p text:style-name="P33"><text:s text:c="21"/>variant <text:s text:c="24"/>uint32 0 <text:s text:c="15"/></text:p>
      <text:p text:style-name="P33"><text:s text:c="21"/>string "Powered"</text:p>
      <text:p text:style-name="P33"><text:s text:c="21"/>variant <text:s text:c="24"/>boolean false <text:s text:c="16"/></text:p>
      <text:p text:style-name="P33"><text:s text:c="21"/>string "Discoverable"</text:p>
      <text:p text:style-name="P33"><text:s text:c="21"/>variant <text:s text:c="24"/>boolean true <text:s text:c="17"/></text:p>
      <text:p text:style-name="P33"><text:s text:c="21"/>string "DiscoverableTimeout"</text:p>
      <text:p text:style-name="P33"><text:s text:c="21"/>variant <text:s text:c="24"/>uint32 0 <text:s text:c="11"/></text:p>
      <text:p text:style-name="P33"><text:s text:c="21"/>string "Pairable"</text:p>
      <text:p text:style-name="P33"><text:s text:c="21"/>variant <text:s text:c="24"/>boolean true <text:s text:c="14"/></text:p>
      <text:p text:style-name="P33"><text:s text:c="21"/>string "PairableTimeout"</text:p>
      <text:p text:style-name="P33"><text:s text:c="21"/>variant <text:s text:c="24"/>uint32 0 <text:s text:c="15"/></text:p>
      <text:p text:style-name="P33"><text:s text:c="21"/>string "Discovering"</text:p>
      <text:p text:style-name="P33"><text:s text:c="21"/>variant <text:s text:c="24"/>boolean false</text:p>
      <text:p text:style-name="P33"><text:s text:c="18"/>)</text:p>
      <text:p text:style-name="P33">string "org.bluez.Device1"</text:p>
      <text:p text:style-name="P33"><text:s/>string "org.freedesktop.Dbus.Properties"</text:p>
      <text:p text:style-name="P39"><text:soft-page-break/>Whenever the path is changed from one state to another state</text:p>
      <text:p text:style-name="P33"/>
      <text:p text:style-name="P33"/>
      <text:p text:style-name="P37">Creating Power state Interface <text:span text:style-name="T4">:</text:span><text:span text:style-name="T23">In this stage the Adapter on the system get services path which has been already registered (Ex: </text:span><text:span text:style-name="T53">Interfacename</text:span><text:span text:style-name="T24">:</text:span><text:span text:style-name="T23">org.bluez.Agent1 <text:s/></text:span><text:span text:style-name="T52">path</text:span><text:span text:style-name="T23">: /org/bluez/agent)</text:span></text:p>
      <text:p text:style-name="P37"/>
      <text:p text:style-name="P37">Created Power state Interface <text:span text:style-name="T4">(After the interface is </text:span><text:span text:style-name="T22">C</text:span><text:span text:style-name="T4">reated).</text:span></text:p>
      <text:p text:style-name="P37"/>
      <text:p text:style-name="P37">Power_Object Created <text:span text:style-name="T4">(Here the object is created for the power state interface).</text:span></text:p>
      <text:p text:style-name="P37"/>
      <text:p text:style-name="P36"/>
      <text:p text:style-name="P36">Whenever the device is started to interface in each of the steps below <text:span text:style-name="T26">Path is Created for every state.</text:span></text:p>
      <text:p text:style-name="P36"/>
      <text:p text:style-name="P4">After the Bluetooth Adapter has been interfaced with the <text:span text:style-name="T34">S</text:span>ystem-bus.</text:p>
      <text:p text:style-name="P36"/>
      <text:p text:style-name="P16">The <text:span text:style-name="T35">S</text:span>tate <text:span text:style-name="T35">M</text:span>achine <text:span text:style-name="T36">Checks Whether the Bluetooth Is In ON or OFF State </text:span></text:p>
      <text:p text:style-name="P36"/>
      <text:p text:style-name="P36">BT_Module<text:tab/>BT_Module <text:span text:style-name="T4">(</text:span><text:span text:style-name="T5">C</text:span><text:span text:style-name="T4">reating state machine)</text:span></text:p>
      <text:p text:style-name="P36">BT_Off <text:s/><text:span text:style-name="T4">(</text:span><text:span text:style-name="T5">C</text:span><text:span text:style-name="T4">hecking if its in on (or) off state )</text:span></text:p>
      <text:p text:style-name="P36">BT_Module<text:tab/>BT_Turned_Off <text:span text:style-name="T4">(checks Turned )</text:span></text:p>
      <text:p text:style-name="P36">BT_Module<text:tab/>BT_Turning_On <text:span text:style-name="T4">(</text:span><text:span text:style-name="T5">C</text:span><text:span text:style-name="T4">hecks Turning On state)</text:span></text:p>
      <text:p text:style-name="P36">BT_Module<text:tab/>BT_On <text:span text:style-name="T4">(</text:span><text:span text:style-name="T5">E</text:span><text:span text:style-name="T4">ntered in to ON state)</text:span></text:p>
      <text:p text:style-name="P36">BT_Module<text:tab/>BT_Turned_On <text:span text:style-name="T4">(</text:span><text:span text:style-name="T5">T</text:span><text:span text:style-name="T4">urned ON)</text:span></text:p>
      <text:p text:style-name="P36">BT_Module<text:tab/>BT_Turning_Off <text:span text:style-name="T4">(Turnning off State)</text:span></text:p>
      <text:p text:style-name="P36"><text:s/></text:p>
      <text:p text:style-name="P36"><text:tab/>Entered in to Bluetooth BT::Entry </text:p>
      <text:p text:style-name="P36"><text:s text:c="2"/><text:tab/>AflStateNode Entry: <text:s text:c="2"/>BT_Module(<text:span text:style-name="T4">B</text:span><text:span text:style-name="T5">l</text:span><text:span text:style-name="T4">uetooth Node Created)</text:span></text:p>
      <text:p text:style-name="P36"/>
      <text:p text:style-name="P36"><text:tab/><text:tab/>BT_Off::Entry</text:p>
      <text:p text:style-name="P36"><text:tab/>AflStateNode Entry: <text:s text:c="2"/>BT_Off <text:span text:style-name="T4">(Off State Node Entry Created)</text:span></text:p>
      <text:p text:style-name="P36"/>
      <text:p text:style-name="P36"><text:tab/>AflStateNode Entry: <text:s text:c="2"/>BT_Turned_Off <text:span text:style-name="T4">(Turned Off State Node Entry Created)</text:span></text:p>
      <text:p text:style-name="P36"/>
      <text:p text:style-name="P36"><text:span text:style-name="T37">I</text:span>nterfaceName: <text:s text:c="2"/>org.freedesktop.DBus <text:s/><text:span text:style-name="T37">P</text:span>ath : <text:s text:c="2"/>/org/freedesktop/DBus <text:span text:style-name="T6">(Interface and Path Source for Bluetooth )</text:span></text:p>
      <text:p text:style-name="P36"/>
      <text:p text:style-name="P36">BT_Ofono_Resource::Custom_OfonoManager_GetModems </text:p>
      <text:p text:style-name="P36"><text:span text:style-name="T35">O</text:span>bject path : <text:s text:c="2"/>/org/bluez </text:p>
      <text:p text:style-name="P36"/>
      <text:p text:style-name="P36"><text:span text:style-name="T35">I</text:span>nterface: <text:s/>org.freedesktop.DBus.Introspectable </text:p>
      <text:p text:style-name="P36"><text:span text:style-name="T35">I</text:span>nterface: <text:s/>org.bluez.AgentManager1 </text:p>
      <text:p text:style-name="P36"/>
      <text:p text:style-name="P36">AflInterface_Sink::createInterfaceObject : <text:s/>/org/bluez </text:p>
      <text:p text:style-name="P36"/>
      <text:p text:style-name="P36">AflInterface_Sink::addObject: Notifying objects added : <text:s/>137 <text:s/>0x55a531f12580 <text:s/>/org/bluez </text:p>
      <text:p text:style-name="P36"/>
      <text:p text:style-name="P36"><text:span text:style-name="T7">This is the HCI configuration for the Linux Versions </text:span><text:span text:style-name="T37"><text:s text:c="3"/></text:span><text:s/>object path : <text:s text:c="2"/>/org/bluez/hci0 </text:p>
      <text:p text:style-name="P36"/>
      <text:p text:style-name="P36"><text:span text:style-name="T37">I</text:span>nterface: <text:s/>org.bluez.Adapter1 </text:p>
      <text:p text:style-name="P36"><text:soft-page-break/></text:p>
      <text:p text:style-name="P36">AflInterface_Sink::createInterfaceObject : <text:s/>/org/bluez/hci0 <text:span text:style-name="T7">(Interface object created for the HCI config. )</text:span></text:p>
      <text:p text:style-name="P36"/>
      <text:p text:style-name="P36"><text:span text:style-name="T37">B</text:span>T_Resource::Create_Interface_Adapter <text:span text:style-name="T7">(Adapter interface created )</text:span></text:p>
      <text:p text:style-name="P36"><text:s/></text:p>
      <text:p text:style-name="P36">BT_Resource::Custom_AdapterProperty_UUID<text:span text:style-name="T7">(Getting the UUID for each Adapter )</text:span></text:p>
      <text:p text:style-name="P36"/>
      <text:p text:style-name="P36">AflInterface_Sink::addObject: Notifying objects added : <text:s/>/org/bluez/hci0 <text:span text:style-name="T7">(UUID added for HCI config.)</text:span></text:p>
      <text:p text:style-name="P36"/>
      <text:p text:style-name="P36">BT::Ad_Interface_Added <text:span text:style-name="T8">(</text:span><text:span text:style-name="T4"> Registering signals for Adapter interface in Middlewar</text:span><text:span text:style-name="T8">e )</text:span></text:p>
      <text:p text:style-name="P36"><text:s/></text:p>
      <text:p text:style-name="P36">BT_Resource::Create_Interface_Source_Adapter <text:span text:style-name="T8">(</text:span><text:span text:style-name="T4">created source Adapter object in middleware</text:span><text:span text:style-name="T8">)</text:span></text:p>
      <text:p text:style-name="P36"/>
      <text:p text:style-name="P24"><text:span text:style-name="T38">A</text:span>dapter resourceObject is not null in middleware<text:span text:style-name="T8">(If already device is interfaced )</text:span></text:p>
      <text:p text:style-name="P36">Signal InterfacesAdded: interface name: <text:s text:c="2"/>afl.middleware.bluetooth.Adapter <text:span text:style-name="T8">( registered device )</text:span></text:p>
      <text:p text:style-name="P36"/>
      <text:p text:style-name="P36"><text:span text:style-name="T38">P</text:span>ath: <text:s text:c="2"/>/afl/middleware/bluetooth <text:span text:style-name="T8">( Path created in Middleware)</text:span></text:p>
      <text:p text:style-name="P36"/>
      <text:p text:style-name="P36"><text:span text:style-name="T38">R</text:span>egistering property source with id : <text:s/><text:span text:style-name="T39"><text:s/>0x55a531f17900 </text:span><text:span text:style-name="T27">(Device ID)</text:span></text:p>
      <text:p text:style-name="P36"><text:span text:style-name="T38">P</text:span>ath <text:s/>: <text:span text:style-name="T39">/afl/middleware/bluetooth </text:span><text:span text:style-name="T27">(</text:span><text:span text:style-name="T28">P</text:span><text:span text:style-name="T27">ath </text:span><text:span text:style-name="T28">C</text:span><text:span text:style-name="T27">reated)</text:span></text:p>
      <text:p text:style-name="P36"><text:span text:style-name="T27"/></text:p>
      <text:p text:style-name="P37"><text:span text:style-name="T27">******</text:span><text:span text:style-name="T29">After </text:span><text:span text:style-name="T27">Ad</text:span><text:span text:style-name="T29">apter </text:span><text:span text:style-name="T27">Powered_On*****</text:span></text:p>
      <text:p text:style-name="P36"/>
      <text:p text:style-name="P24">AflStateNode Prev state: <text:s text:c="5"/>and new state is <text:s/>BT_On <text:span text:style-name="T8">( Comparsion between prev and current state)</text:span></text:p>
      <text:p text:style-name="P36"/>
      <text:p text:style-name="P18">After The Bluetooth is ON <text:s/>the <text:s/>Below Process Goes On</text:p>
      <text:p text:style-name="P17">it Enters to Scan state.</text:p>
      <text:p text:style-name="P18"/>
      <text:p text:style-name="P19"><text:span text:style-name="T67">On System Bus:</text:span></text:p>
      <text:p text:style-name="P19"><text:span text:style-name="T51">method call time=1674464025.270536 sender=:1.353 -&gt; destination=:1.5 serial=21 path=/org/bluez/hci0; interface=org.bluez.Adapter1;</text:span> member=StartDiscovery<text:span text:style-name="T67">(Scan ON)</text:span></text:p>
      <text:p text:style-name="P18">method return time=1674464025.964065 sender=:1.5 -&gt; destination=:1.353 serial=2769 reply_serial=21</text:p>
      <text:p text:style-name="P18"/>
      <text:p text:style-name="P19"><text:span text:style-name="T51">signal time=1674464025.969429 sender=:1.5 -&gt; destination=(null destination) serial=2770 path=/org/bluez/hci0; interface=org.freedesktop.Dbus.Properties;</text:span></text:p>
      <text:p text:style-name="P19">member=PropertiesChanged<text:span text:style-name="T67">(properties changed from Bluez to </text:span><text:span text:style-name="T65">D-bus</text:span><text:span text:style-name="T67">)</text:span></text:p>
      <text:p text:style-name="P18"/>
      <text:p text:style-name="P19"><text:span text:style-name="T51">method call time=1674464026.148311 sender=:1.23 -&gt; destination=:1.5 serial=8703 </text:span></text:p>
      <text:p text:style-name="P19"><text:span text:style-name="T51">path=/org/bluez/hci0; interface=org.freedesktop.Dbus.Properties;</text:span></text:p>
      <text:p text:style-name="P19"><text:span text:style-name="T67">M</text:span>ember=GetAll<text:span text:style-name="T67">(properties on the devices )</text:span></text:p>
      <text:p text:style-name="P18"><text:s text:c="3"/>string "org.bluez.Adapter1"</text:p>
      <text:p text:style-name="P18">method return time=1674464026.149187 sender=:1.5 -&gt; destination=:1.23 serial=2780 reply_serial=8703</text:p>
      <text:p text:style-name="P18"><text:s/></text:p>
      <text:p text:style-name="P18"><text:soft-page-break/></text:p>
      <text:p text:style-name="P18"/>
      <text:p text:style-name="P18"/>
      <text:p text:style-name="P18"><text:s text:c="8"/><text:span text:style-name="T51"><text:s/>string "Address"</text:span></text:p>
      <text:p text:style-name="P21"><text:s text:c="9"/>variant <text:s text:c="12"/>string "74:E5:F9:F6:2B:E6"</text:p>
      <text:p text:style-name="P21"><text:s text:c="3"/></text:p>
      <text:p text:style-name="P21"><text:s text:c="9"/>string "AddressType"</text:p>
      <text:p text:style-name="P21"><text:s text:c="9"/>variant <text:s text:c="12"/>string "public"</text:p>
      <text:p text:style-name="P21"><text:s text:c="4"/></text:p>
      <text:p text:style-name="P21"><text:s text:c="9"/>string "Name"</text:p>
      <text:p text:style-name="P21"><text:s text:c="9"/>variant <text:s text:c="12"/>string "ramakanth-Latitude-3480"</text:p>
      <text:p text:style-name="P21"/>
      <text:p text:style-name="P21"><text:s text:c="9"/>string "Alias"</text:p>
      <text:p text:style-name="P21"><text:s text:c="9"/>variant <text:s text:c="12"/>string " Ramakanth"</text:p>
      <text:p text:style-name="P21"><text:s/></text:p>
      <text:p text:style-name="P21"><text:s text:c="9"/>string "Class"</text:p>
      <text:p text:style-name="P21"><text:s text:c="9"/>variant <text:s text:c="12"/>uint32 8126732</text:p>
      <text:p text:style-name="P21"/>
      <text:p text:style-name="P21"><text:s text:c="9"/>string "Powered"</text:p>
      <text:p text:style-name="P21"><text:s text:c="9"/>variant <text:s text:c="12"/>boolean true</text:p>
      <text:p text:style-name="P21"><text:s text:c="3"/></text:p>
      <text:p text:style-name="P21"><text:s text:c="9"/>string "Discoverable"</text:p>
      <text:p text:style-name="P21"><text:s text:c="9"/>variant <text:s text:c="12"/>boolean true<text:span text:style-name="T67">()</text:span></text:p>
      <text:p text:style-name="P21"/>
      <text:p text:style-name="P21"><text:s text:c="9"/>string "DiscoverableTimeout"</text:p>
      <text:p text:style-name="P21"><text:s text:c="9"/>variant <text:s text:c="12"/>uint32 0</text:p>
      <text:p text:style-name="P21"/>
      <text:p text:style-name="P21"><text:s text:c="9"/>string "Pairable"</text:p>
      <text:p text:style-name="P21"><text:s text:c="9"/>variant <text:s text:c="12"/>boolean true</text:p>
      <text:p text:style-name="P21"/>
      <text:p text:style-name="P21"><text:s text:c="9"/>string "PairableTimeout"</text:p>
      <text:p text:style-name="P21"><text:s text:c="9"/>variant <text:s text:c="12"/>uint32 0</text:p>
      <text:p text:style-name="P21"/>
      <text:p text:style-name="P21"><text:s text:c="9"/>string "Discovering"</text:p>
      <text:p text:style-name="P21"><text:s text:c="9"/>variant <text:s text:c="12"/>boolean true</text:p>
      <text:p text:style-name="P18"><text:s text:c="5"/></text:p>
      <text:p text:style-name="P22">method call time=1674464261.124294 sender=:1.364 -&gt; destination=org.bluez serial=86 path=/org/bluez/hci0; interface=org.bluez.Adapter1; </text:p>
      <text:p text:style-name="P19">member=StopDiscovery<text:span text:style-name="T67">(if is scan off )</text:span></text:p>
      <text:p text:style-name="P19"/>
      <text:p text:style-name="P20">AT Middleware:</text:p>
      <text:p text:style-name="P20"/>
      <text:p text:style-name="P36">BT_On::Entry <text:span text:style-name="T38">( </text:span><text:span text:style-name="T8">Entry Created for On State </text:span><text:span text:style-name="T38">)</text:span></text:p>
      <text:p text:style-name="P36">AflStateNode Entry: <text:s text:c="2"/>BT_On <text:span text:style-name="T40">( </text:span><text:span text:style-name="T9">Node created for ON State</text:span><text:span text:style-name="T40"> )</text:span></text:p>
      <text:p text:style-name="P36"/>
      <text:p text:style-name="P36">BT_Turned_On::Entry <text:span text:style-name="T40">(</text:span><text:span text:style-name="T9">Entered In to Turned ON State</text:span><text:span text:style-name="T40"> )</text:span></text:p>
      <text:p text:style-name="P36"><text:soft-page-break/><text:s text:c="2"/></text:p>
      <text:p text:style-name="P36">BT_Turned_On::Append_Arguments_RegisterAgent </text:p>
      <text:p text:style-name="P36"/>
      <text:p text:style-name="P36">BT_Turned_On::Append_Arguments_RegisterProfile </text:p>
      <text:p text:style-name="P36"><text:s text:c="2"/></text:p>
      <text:p text:style-name="P23"><text:span text:style-name="T35">S</text:span>tate Machine of BT_SCAN </text:p>
      <text:p text:style-name="P36"/>
      <text:p text:style-name="P36"><text:s/>BT_Scan<text:tab/>BT_Scan</text:p>
      <text:p text:style-name="P36"><text:s text:c="3"/><text:span text:style-name="T41">( </text:span><text:span text:style-name="T10">Entry into Scan_off state</text:span><text:span text:style-name="T41"> )</text:span></text:p>
      <text:p text:style-name="P36">BT_Scan<text:tab/>BT_Scan_Off</text:p>
      <text:p text:style-name="P36"><text:s/><text:span text:style-name="T41">( </text:span><text:span text:style-name="T10">Entry into Scan_On State</text:span><text:span text:style-name="T41">)</text:span> </text:p>
      <text:p text:style-name="P36">BT_Scan<text:tab/>BT_Scan_On</text:p>
      <text:p text:style-name="P36"><text:s/></text:p>
      <text:p text:style-name="P36"><text:s/>BT_Scan::Entry</text:p>
      <text:p text:style-name="P36"><text:s/>AflStateNode Entry: <text:s text:c="2"/>BT_Scan <text:span text:style-name="T25">( Node Entry )</text:span></text:p>
      <text:p text:style-name="P36"/>
      <text:p text:style-name="P36"><text:s/>BT_Scan_Off::Entry <text:span text:style-name="T42">(</text:span><text:span text:style-name="T11">Entry into Scan_off State</text:span><text:span text:style-name="T42">)</text:span></text:p>
      <text:p text:style-name="P36">AflStateNode Entry: <text:s text:c="2"/>BT_Scan_Off <text:span text:style-name="T42">(</text:span><text:span text:style-name="T11">Off Node Entry</text:span><text:span text:style-name="T42">)</text:span> </text:p>
      <text:p text:style-name="P36"/>
      <text:p text:style-name="P36"><text:s/>AflStateNode Entry: <text:s text:c="2"/>BT_Turned_On <text:span text:style-name="T42">(</text:span><text:span text:style-name="T11">On Node Entry</text:span><text:span text:style-name="T42">)</text:span> </text:p>
      <text:p text:style-name="P36"/>
      <text:p text:style-name="P36"><text:s/><text:span text:style-name="T38">I</text:span>nterface: <text:s/>org.freedesktop.DBus.Properties </text:p>
      <text:p text:style-name="P36"/>
      <text:p text:style-name="P36">AflInterface_Sink::createInterfaceObject : <text:s/>/org/bluez/hci0 </text:p>
      <text:p text:style-name="P36"/>
      <text:p text:style-name="P36">AflInterface_Sink::addObject: Notifying objects added : <text:s/>64 <text:s/>0x55a531f2e620 <text:s/>/org/bluez/hci0 </text:p>
      <text:p text:style-name="P36"/>
      <text:p text:style-name="P36"><text:span text:style-name="T43">O</text:span>bject path : <text:s/>/org/bluez/hci0/dev_6F_B9_9E_5A_7C_FA <text:span text:style-name="T43">(</text:span><text:span text:style-name="T12">MAC Address path for Device</text:span><text:span text:style-name="T43">)</text:span></text:p>
      <text:p text:style-name="P36"/>
      <text:p text:style-name="P36"><text:span text:style-name="T43">I</text:span>nterface: <text:s/>org.bluez.Device1 </text:p>
      <text:p text:style-name="P36"/>
      <text:p text:style-name="P36">AflInterface_Sink::createInterfaceObject : <text:s/>/org/bluez/hci0/dev_6F_B9_9E_5A_7C_FA </text:p>
      <text:p text:style-name="P36"/>
      <text:p text:style-name="P36">BT_Resource::Create_Interface_Device </text:p>
      <text:p text:style-name="P36"><text:s/></text:p>
      <text:p text:style-name="P36">BT_Resource::Custom_DeviceProperty_UUID <text:span text:style-name="T43">(Registered for UUID)</text:span></text:p>
      <text:p text:style-name="P36"><text:s/></text:p>
      <text:p text:style-name="P36">BT_Resource::Custom_DeviceProperty_Adapter <text:span text:style-name="T44">( Device Adapter)</text:span></text:p>
      <text:p text:style-name="P36"/>
      <text:p text:style-name="P36">AflInterface_Sink::addObject: Notifying objects added : <text:s/>43 <text:s/>0x55a531f2e780 <text:s/>/org/bluez/hci0/dev_6F_B9_9E_5A_7C_FA <text:span text:style-name="T43">(Device Addedd with MAC Addresses)</text:span></text:p>
      <text:p text:style-name="P36"/>
      <text:p text:style-name="P36"><text:s text:c="2"/></text:p>
      <text:p text:style-name="P13">STATE MACHINE FOR DEVICE PARIED OR NOT</text:p>
      <text:p text:style-name="P25"/>
      <text:p text:style-name="P36"><text:s/>Creating BT_Device State Machine <text:span text:style-name="T42">(</text:span><text:span text:style-name="T11">state entry</text:span><text:span text:style-name="T42">)</text:span></text:p>
      <text:p text:style-name="P36"><text:s/>State Root and state :: BT_Device<text:tab/>BT_Device</text:p>
      <text:p text:style-name="P36"><text:s/></text:p>
      <text:p text:style-name="P36">Creating BT_Unpaired State<text:span text:style-name="T42">(</text:span><text:span text:style-name="T11">Checking Unpaired Entry</text:span><text:span text:style-name="T42">)</text:span></text:p>
      <text:p text:style-name="P36">State Root and state :: BT_Device<text:tab/>BT_Unpaired</text:p>
      <text:p text:style-name="P36"><text:soft-page-break/><text:s/></text:p>
      <text:p text:style-name="P36">Creating BT_Paired State<text:span text:style-name="T42">(</text:span><text:span text:style-name="T11">Checking Paired Entry</text:span><text:span text:style-name="T42">)</text:span></text:p>
      <text:p text:style-name="P36">State Root and state :: BT_Device<text:tab/>BT_Paired</text:p>
      <text:p text:style-name="P36"><text:s/></text:p>
      <text:p text:style-name="P36">Creating BT_Disconnected State <text:span text:style-name="T42">(</text:span><text:span text:style-name="T11">if it is already paired checking of connected or disconnected</text:span><text:span text:style-name="T42">)</text:span></text:p>
      <text:p text:style-name="P36">State Root and state :: BT_Device<text:tab/>BT_Disconnected</text:p>
      <text:p text:style-name="P36"><text:s/></text:p>
      <text:p text:style-name="P36">Creating BT_Connected State<text:span text:style-name="T42">(</text:span><text:span text:style-name="T11">if it is already paired checking of connected or disconnected</text:span><text:span text:style-name="T42">)</text:span></text:p>
      <text:p text:style-name="P36"><text:s/>State Root and state :: BT_Device<text:tab/>BT_Connected</text:p>
      <text:p text:style-name="P36"><text:s/></text:p>
      <text:p text:style-name="P36">BT_Device::Entry</text:p>
      <text:p text:style-name="P36">AflStateNode Entry: <text:s text:c="2"/>BT_Device<text:span text:style-name="T42">(</text:span><text:span text:style-name="T11">Paired Device Entry</text:span><text:span text:style-name="T42">)</text:span> </text:p>
      <text:p text:style-name="P36"/>
      <text:p text:style-name="P36">BT_Resource::Create_Interface_Source_SearchDevice </text:p>
      <text:p text:style-name="P36">Signal InterfacesAdded: interface name: <text:s text:c="2"/>afl.middleware.bluetooth.SearchDevices <text:span text:style-name="T42">(</text:span><text:span text:style-name="T11">Location for searched devices if not paired</text:span><text:span text:style-name="T42">)</text:span></text:p>
      <text:p text:style-name="P36"/>
      <text:p text:style-name="P36"><text:span text:style-name="T45">P</text:span>ath: <text:s text:c="2"/>/org/bluez/hci0/dev_6F_B9_9E_5A_7C_FA <text:span text:style-name="T42">(</text:span><text:span text:style-name="T11">PATH</text:span><text:span text:style-name="T42">)</text:span></text:p>
      <text:p text:style-name="P36"><text:span text:style-name="T45">R</text:span>egistering property source with id : <text:s text:c="2"/>0x55a531f17900 <text:span text:style-name="T42">(</text:span><text:span text:style-name="T11">Regestering with ID</text:span><text:span text:style-name="T42"> )</text:span></text:p>
      <text:p text:style-name="P36">RegisterObjectPath : status: <text:s text:c="2"/>1 <text:s/>0 <text:s/>and path <text:s text:c="2"/>/org/bluez/hci0/dev_6F_B9_9E_5A_7C_FA<text:span text:style-name="T42">(</text:span><text:span text:style-name="T11">After registering path created </text:span><text:span text:style-name="T42">)</text:span></text:p>
      <text:p text:style-name="P36"/>
      <text:p text:style-name="P36"><text:s/>AflStateNode Entry: <text:s text:c="2"/>BT_Unpaired <text:span text:style-name="T46">(</text:span><text:span text:style-name="T13">Node status</text:span><text:span text:style-name="T46">)</text:span></text:p>
      <text:p text:style-name="P36"><text:span text:style-name="T45">I</text:span>nterface: <text:s/>org.freedesktop.DBus.Properties </text:p>
      <text:p text:style-name="P36">object path : <text:s text:c="2"/>/org/bluez/hci0/dev_AC_73_52_43_D4_FA </text:p>
      <text:p text:style-name="P36"/>
      <text:p text:style-name="P36"><text:span text:style-name="T45">I</text:span>nterface: <text:s/>org.freedesktop.DBus.Introspectable </text:p>
      <text:p text:style-name="P36"/>
      <text:p text:style-name="P36"><text:span text:style-name="T45">I</text:span>nterface: <text:s/>org.bluez.Device1 <text:span text:style-name="T46">(</text:span><text:span text:style-name="T13">device searching for discovarable range</text:span><text:span text:style-name="T46">)</text:span></text:p>
      <text:p text:style-name="P36"/>
      <text:p text:style-name="P36">AflInterface_Sink::createInterfaceObject : <text:s/>/org/bluez/hci0/dev_AC_73_52_43_D4_FA <text:span text:style-name="T46">(discoverable device MAC Addresses)</text:span></text:p>
      <text:p text:style-name="P36"/>
      <text:p text:style-name="P4">The Above Process continues for the devices which are in Range off the Bluetooth Adapter.</text:p>
      <text:p text:style-name="P36"/>
      <text:p text:style-name="P15">If the device is in paired list or already paired or it want to be paired.</text:p>
      <text:p text:style-name="P12"/>
      <text:p text:style-name="P12">On system bus:</text:p>
      <text:p text:style-name="P40">method call time=1674464082.247786 sender=:1.364 -&gt; destination=org.bluez serial=61 path=/org/bluez/hci0/dev_E4_B5_03_56_C6_52; interface=org.bluez.Device1; </text:p>
      <text:p text:style-name="P10">member=Pair<text:span text:style-name="T63">(changes made to be paired member)</text:span></text:p>
      <text:p text:style-name="P10"/>
      <text:p text:style-name="P10">signal time=1674464082.762038 sender=:1.5 -&gt; destination=(null destination) serial=2843 path=/org/bluez/hci0/dev_E4_B5_03_56_C6_52; interface=org.freedesktop.DBus.Properties; member=PropertiesChanged<text:span text:style-name="T66">(</text:span><text:span text:style-name="T54">here the member is refered as properties change because from the call interface is</text:span><text:span text:style-name="T66"> at .Device1 </text:span><text:span text:style-name="T54">and it is changed to</text:span><text:span text:style-name="T66"> .properties)</text:span></text:p>
      <text:p text:style-name="P10"><text:s text:c="3"/>string "org.bluez.Device1"</text:p>
      <text:p text:style-name="P10"/>
      <text:p text:style-name="P10"><text:s text:c="9"/><text:span text:style-name="T51">string "Connected" <text:s/></text:span><text:span text:style-name="T66">(devices is connected or not)</text:span></text:p>
      <text:p text:style-name="P10"><text:s text:c="9"/><text:span text:style-name="T51">variant <text:s text:c="12"/>boolean true <text:s/></text:span><text:span text:style-name="T66">(it tells us that it is connected )</text:span></text:p>
      <text:p text:style-name="P10"><text:soft-page-break/></text:p>
      <text:p text:style-name="P10">method call time=1674464083.463166 sender=:1.5 -&gt; destination=:1.364 serial=2844 path=/org/bluez/agent; interface=org.bluez.Agent1; member=RequestConfirmation<text:span text:style-name="T66">(device is requesting for the registering as primary Agent)</text:span></text:p>
      <text:p text:style-name="P10"><text:s/></text:p>
      <text:p text:style-name="P11">signal time=1674464091.800873 sender=:1.5 -&gt; destination=(null destination) serial=2845 path=/; interface=org.freedesktop.DBus.ObjectManager; </text:p>
      <text:p text:style-name="P11"><text:span text:style-name="T66">M</text:span>ember=InterfacesAdded <text:s/><text:span text:style-name="T66">(Device added signal).</text:span></text:p>
      <text:p text:style-name="P10"/>
      <text:p text:style-name="P12">AT Middleware:</text:p>
      <text:p text:style-name="P36">BT_Paired::Entry <text:span text:style-name="T47">(</text:span><text:span text:style-name="T14">Paired Entry State</text:span><text:span text:style-name="T47">) </text:span><text:span text:style-name="T64">At system bus</text:span></text:p>
      <text:p text:style-name="P36"><text:s text:c="2"/></text:p>
      <text:p text:style-name="P36">BT_Resource::Create_Interface_Source_PairedDevices <text:span text:style-name="T47">(</text:span><text:span text:style-name="T14">Interface is Created for paired Status</text:span><text:span text:style-name="T47">)</text:span></text:p>
      <text:p text:style-name="P36">Signal InterfacesAdded: interface name: <text:s text:c="2"/>afl.middleware.bluetooth.PairedDevices <text:s/><text:span text:style-name="T47">(</text:span><text:span text:style-name="T14">Device registered in Paired Interface</text:span><text:span text:style-name="T47">)</text:span></text:p>
      <text:p text:style-name="P36"/>
      <text:p text:style-name="P36"><text:span text:style-name="T47">P</text:span>ath: <text:s text:c="2"/>/org/bluez/hci0/dev_E4_B5_03_56_C6_52 <text:span text:style-name="T47">(</text:span><text:span text:style-name="T14">Paired Device MAC Addresses</text:span><text:span text:style-name="T47">)</text:span></text:p>
      <text:p text:style-name="P36"/>
      <text:p text:style-name="P36"><text:s/><text:span text:style-name="T48">R</text:span>egistering property source with id : <text:s text:c="2"/>0x564c27302900 </text:p>
      <text:p text:style-name="P36"/>
      <text:p text:style-name="P36">RegisterObjectPath : status: <text:s text:c="2"/>1 <text:s/>0 <text:s/>and path <text:s text:c="2"/>/org/bluez/hci0/dev_E4_B5_03_56_C6_52 <text:span text:style-name="T15">(Object path of Paired device)</text:span></text:p>
      <text:p text:style-name="P3"/>
      <text:p text:style-name="P26"><text:span text:style-name="T49">Interface Removed Name :: afl.middleware.bluetooth.SearchDevices /org/bluez/hci0/dev_E4_B5_03_56_C6_52 </text:span><text:span text:style-name="T15">(Paired Device Removed from Search Devices)</text:span></text:p>
      <text:p text:style-name="P24"/>
      <text:p text:style-name="P36">AflStateNode Entry: <text:s text:c="2"/>BT_Paired <text:span text:style-name="T16">(Node Created <text:s/>for Paired Entry)</text:span></text:p>
      <text:p text:style-name="P36"/>
      <text:p text:style-name="P36">AflStateNode Entry: <text:s text:c="2"/>BT_Disconnected <text:span text:style-name="T16">( Node Entry for Disconnected Mode)</text:span></text:p>
      <text:p text:style-name="P36"/>
      <text:p text:style-name="P36"><text:s text:c="3"/>BT::Ad_Powered_On <text:s text:c="2"/><text:span text:style-name="T17">(Adapter Powered on)</text:span></text:p>
      <text:p text:style-name="P4"><text:s/>PublishInterfacesAdded</text:p>
      <text:p text:style-name="P36">AddInterfaceObjects : <text:s/><text:span text:style-name="T50">a</text:span>fl.middleware.bluetooth.PairedDevices<text:span text:style-name="T17">(Interface object at PairedDevices)</text:span></text:p>
      <text:p text:style-name="P36"/>
      <text:p text:style-name="P36">AddInterfaceObjects : <text:s/>afl.middleware.bluetooth.SearchDevices <text:span text:style-name="T17">(Interface object at SearchDevices)</text:span></text:p>
      <text:p text:style-name="P36"/>
      <text:p text:style-name="P36">Error :: <text:s/>Already Exists <text:span text:style-name="T18">(If Device is already pai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LUETOOTH CODE FLO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4T09:12:29.294920087</meta:creation-date>
    <dc:date>2023-01-24T17:21:47.348585281</dc:date>
    <meta:editing-duration>PT1H27S</meta:editing-duration>
    <meta:editing-cycles>7</meta:editing-cycles>
    <meta:generator>LibreOffice/6.0.7.3$Linux_X86_64 LibreOffice_project/00m0$Build-3</meta:generator>
    <meta:document-statistic meta:table-count="0" meta:image-count="0" meta:object-count="0" meta:page-count="8" meta:paragraph-count="236" meta:word-count="1543" meta:character-count="14822" meta:non-whitespace-character-count="12011"/>
  </office:meta>
</office:document-meta>
</file>